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Richard Richardson (Canadian politician)</text:p>
      <text:p text:style-name="Preformatted_20_Text">From Wikipedia, the free encyclopedia</text:p>
      <text:p text:style-name="Preformatted_20_Text">https://en.wikipedia.org/wiki/Richard_Richardson_%28Canadian_politician%29</text:p>
      <text:p text:style-name="Preformatted_20_Text">Licensed under CC BY-SA 3.0:</text:p>
      <text:p text:style-name="Preformatted_20_Text">https://en.wikipedia.org/wiki/Wikipedia:Text_of_Creative_Commons_Attribution-ShareAlike_3.0_Unported_License</text:p>
      <text:p text:style-name="Preformatted_20_Text"/>
      <text:p text:style-name="Preformatted_20_Text">Richard Richardson (Canadian politician)</text:p>
      <text:p text:style-name="Preformatted_20_Text"><text:s text:c="4"/>• He represented Norfolk South in the Legislative Assembly of Ontario from 1875 to 1879 as a Conservative member.</text:p>
      <text:p text:style-name="Preformatted_20_Text"><text:s text:c="4"/>• He was born in Lincoln, Lincolnshire, England in 1820, the son of Richard Richardson.</text:p>
      <text:p text:style-name="Preformatted_20_Text"><text:s text:c="4"/>• Richard Richardson (June 23, 1820 – January 8th, 1885) was an Ontario political figure.</text:p>
      <text:p text:style-name="Preformatted_20_Text">Richard Richardson (June 23, 1820 – January 8th, 1885) was an Ontario political figure. He represented Norfolk South in the Legislative Assembly of Ontario from 1875 to 1879 as a Conservative member.</text:p>
      <text:p text:style-name="Preformatted_20_Text">He was born in Lincoln, Lincolnshire, England in 1820, the son of Richard Richardson. In 1844, he married Louisa Munro. Richardson served as reeve for Walsingham Township. He was captain in the local militia.</text:p>
      <text:p text:style-name="Preformatted_20_Text">External links</text:p>
      <text:p text:style-name="Preformatted_20_Text"><text:s text:c="4"/>• Ontario Legislative Assembly parliamentary history</text:p>
      <text:p text:style-name="Preformatted_20_Text">The Canadian parliamentary companion and annual register, 1879 CH Mackintosh </text:p>
      <text:p text:style-name="Preformatted_20_Text">Ontario Legislative Assembly parliamentary his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5" meta:word-count="156" meta:character-count="1232" meta:non-whitespace-character-count="1072"/>
    <meta:generator>LibreOffice/6.0.7.3$Linux_X86_64 LibreOffice_project/00m0$Build-3</meta:generator>
  </office:meta>
</office:document-meta>
</file>